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83cm"/>
    </style:style>
    <style:style style:name="gr20" style:family="graphic" style:parent-style-name="standard">
      <style:graphic-properties draw:stroke="none" svg:stroke-color="#000000" draw:fill="none" draw:fill-color="#ffffff" fo:min-height="0.99cm"/>
    </style:style>
    <style:style style:name="gr21" style:family="graphic" style:parent-style-name="standard">
      <style:graphic-properties draw:stroke="none" svg:stroke-color="#000000" draw:fill="none" draw:fill-color="#ffffff" fo:min-height="0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2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-39 <text:s text:c="4"/></text:span><text:span text:style-name="T2"><text:a xlink:href="http://host.docker.internal:7039/">:7039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-310 <text:s text:c="2"/></text:span><text:span text:style-name="T2"><text:a xlink:href="http://host.docker.internal:7310/">:731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-60 <text:s text:c="4"/></text:span><text:span text:style-name="T2"><text:a xlink:href="http://host.docker.internal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-52 <text:s text:c="4"/></text:span><text:span text:style-name="T2"><text:a xlink:href="http://host.docker.internal:7052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joomla-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frame draw:style-name="gr19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19" draw:text-style-name="P7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joomla-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joomla-310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joomla-39</text:span></text:p>
            </draw:text-box>
          </draw:frame>
        </draw:g>
        <draw:frame draw:style-name="gr20" draw:text-style-name="P8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2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9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8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3.682cm">
          <draw:text-box>
            <text:p text:style-name="P10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16.301cm" svg:y="1.054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9" draw:layer="layout" svg:width="3.063cm" svg:height="1.047cm" svg:x="15.501cm" svg:y="2.494cm">
            <draw:text-box>
              <text:p text:style-name="P1"><text:span text:style-name="T2">databa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69"/>
  </office:meta>
</office:document-meta>
</file>